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3333" fo:font-weight="bold" style:font-weight-asian="bold" style:font-weight-complex="bold"/>
    </style:style>
    <style:style style:name="P2" style:family="paragraph" style:parent-style-name="Standard">
      <style:text-properties fo:color="#ff3333" fo:font-weight="normal" style:font-weight-asian="normal" style:font-weight-complex="normal"/>
    </style:style>
    <style:style style:name="P3" style:family="paragraph" style:parent-style-name="Standard">
      <style:text-properties fo:color="#000000" fo:font-weight="normal" style:font-weight-asian="normal" style:font-weight-complex="normal"/>
    </style:style>
    <style:style style:name="P4" style:family="paragraph" style:parent-style-name="Standard" style:list-style-name="L1">
      <style:text-properties fo:color="#000000" fo:font-weight="normal" style:font-weight-asian="normal" style:font-weight-complex="normal"/>
    </style:style>
    <style:style style:name="T1" style:family="text">
      <style:text-properties fo:color="#ff33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finition et résolution d'écran : </text:p>
      <text:p text:style-name="Standard"/>
      <text:p text:style-name="Standard">Définition d'un écran : pixels en largeur x hauteur (1920x1080)</text:p>
      <text:p text:style-name="Standard"/>
      <text:p text:style-name="Standard">Résolution d'un écran c'est la définition affiché sur une taille d'écran de différent type, ce calcule en PPP(point par pouce) ou dpi par exemple un écran de 15 pouces aura la même définition qu'un 24 pouces mais la résolution sera différente,</text:p>
      <text:p text:style-name="Standard"/>
      <text:p text:style-name="Standard">Une image bitmap est composé de point</text:p>
      <text:p text:style-name="Standard"/>
      <text:p text:style-name="Standard">Et les images vectorielles sont calculés grâce à des formes géométriques</text:p>
      <text:p text:style-name="Standard"/>
      <text:p text:style-name="P1">Format d'image : </text:p>
      <text:p text:style-name="P1"/>
      <text:p text:style-name="Standard">SVG : Scallable vector graphic (image vectorielle)</text:p>
      <text:p text:style-name="Standard"/>
      <text:p text:style-name="Standard">JPG : taux de compression 0 à 100%, format qui dégrade la qualité d'origine, en jouant avec le taux de compression on peut descendre la la taille en octets, entre 50% et 100% l’œil humain ne voit pas forcément la différence.</text:p>
      <text:p text:style-name="Standard"/>
      <text:p text:style-name="Standard">PNG : plusieurs milliards de couleurs, permet le fond transparent</text:p>
      <text:p text:style-name="Standard"/>
      <text:p text:style-name="Standard">GIF : format bitmap ancien qui existe en mode statique et dynamique ,limité à 256 couleurs</text:p>
      <text:p text:style-name="Standard"/>
      <text:p text:style-name="P1">Responsive design : </text:p>
      <text:p text:style-name="P1"/>
      <text:p text:style-name="P3">Break point/point de rupture de transition entre les responsive design : </text:p>
      <text:p text:style-name="P3"/>
      <text:list xml:id="list7786433295115432870" text:style-name="L1">
        <text:list-item>
          <text:p text:style-name="P4">Mobile <text:span text:style-name="T1">320px</text:span> x 640px</text:p>
        </text:list-item>
        <text:list-item>
          <text:p text:style-name="P4">Tablette <text:span text:style-name="T1">768px</text:span> x 1024px</text:p>
        </text:list-item>
        <text:list-item>
          <text:p text:style-name="P4">Desktop <text:span text:style-name="T1">1024px</text:span> x </text:p>
        </text:list-item>
        <text:list-item>
          <text:p text:style-name="P4"><text:span text:style-name="T1">1280</text:span> </text:p>
        </text:list-item>
      </text:list>
      <text:p text:style-name="P1">Adaptative design :</text:p>
      <text:p text:style-name="P2"/>
      <text:p text:style-name="P3">L'adaptative design prends en compte le support sur lequel l'utilisateur regarde le site pour savoir si il est nécessaire d'avoir tout les composants affichés en fonction du débit internet,</text:p>
      <text:p text:style-name="P3"/>
      <text:p text:style-name="P3">Mobile n'aura pas forcément tout les composants du modèle desktop</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9T08:54:26.42</meta:creation-date>
    <meta:generator>OpenOffice/4.1.5$Win32 OpenOffice.org_project/415m1$Build-9789</meta:generator>
    <dc:date>2018-10-09T12:00:18.49</dc:date>
    <meta:editing-duration>PT3H5M51S</meta:editing-duration>
    <meta:editing-cycles>3</meta:editing-cycles>
    <meta:document-statistic meta:table-count="0" meta:image-count="0" meta:object-count="0" meta:page-count="1" meta:paragraph-count="19" meta:word-count="223" meta:character-count="1331"/>
  </office:meta>
</office:document-meta>
</file>